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6.847cm" table:align="left"/>
    </style:style>
    <style:style style:name="Table1.A" style:family="table-column">
      <style:table-column-properties style:column-width="2.794cm"/>
    </style:style>
    <style:style style:name="Table1.B" style:family="table-column">
      <style:table-column-properties style:column-width="14.053cm"/>
    </style:style>
    <style:style style:name="Table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Global Attributes</text:h>
      <text:p text:style-name="Horizontal_20_Line"/>
      <text:h text:style-name="Heading_20_2" text:outline-level="2">HTML Global Attributes</text:h>
      <text:p text:style-name="Text_20_body">The global attributes are attributes that can be used with all HTML elements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Attribute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accesskey.asp" text:style-name="Internet_20_link" text:visited-style-name="Visited_20_Internet_20_Link">accesskey</text:a></text:p>
          </table:table-cell>
          <table:table-cell table:style-name="Table1.A1" office:value-type="string">
            <text:p text:style-name="Table_20_Contents">Specifies a shortcut key to activate/focus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class.asp" text:style-name="Internet_20_link" text:visited-style-name="Visited_20_Internet_20_Link">class</text:a></text:p>
          </table:table-cell>
          <table:table-cell table:style-name="Table1.A1" office:value-type="string">
            <text:p text:style-name="Table_20_Contents">Specifies one or more classnames for an element (refers to a class in a style sheet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contenteditable.asp" text:style-name="Internet_20_link" text:visited-style-name="Visited_20_Internet_20_Link">contenteditable</text:a></text:p>
          </table:table-cell>
          <table:table-cell table:style-name="Table1.A1" office:value-type="string">
            <text:p text:style-name="Table_20_Contents">Specifies whether the content of an element is editable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data.asp" text:style-name="Internet_20_link" text:visited-style-name="Visited_20_Internet_20_Link">data-*</text:a></text:p>
          </table:table-cell>
          <table:table-cell table:style-name="Table1.A1" office:value-type="string">
            <text:p text:style-name="Table_20_Contents">Used to store custom data private to the page or applic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dir.asp" text:style-name="Internet_20_link" text:visited-style-name="Visited_20_Internet_20_Link">dir</text:a></text:p>
          </table:table-cell>
          <table:table-cell table:style-name="Table1.A1" office:value-type="string">
            <text:p text:style-name="Table_20_Contents">Specifies the text direction for the content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draggable.asp" text:style-name="Internet_20_link" text:visited-style-name="Visited_20_Internet_20_Link">draggable</text:a></text:p>
          </table:table-cell>
          <table:table-cell table:style-name="Table1.A1" office:value-type="string">
            <text:p text:style-name="Table_20_Contents">Specifies whether an element is draggable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hidden.asp" text:style-name="Internet_20_link" text:visited-style-name="Visited_20_Internet_20_Link">hidden</text:a></text:p>
          </table:table-cell>
          <table:table-cell table:style-name="Table1.A1" office:value-type="string">
            <text:p text:style-name="Table_20_Contents">Specifies that an element is not yet, or is no longer, releva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id.asp" text:style-name="Internet_20_link" text:visited-style-name="Visited_20_Internet_20_Link">id</text:a></text:p>
          </table:table-cell>
          <table:table-cell table:style-name="Table1.A1" office:value-type="string">
            <text:p text:style-name="Table_20_Contents">Specifies a unique id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lang.asp" text:style-name="Internet_20_link" text:visited-style-name="Visited_20_Internet_20_Link">lang</text:a></text:p>
          </table:table-cell>
          <table:table-cell table:style-name="Table1.A1" office:value-type="string">
            <text:p text:style-name="Table_20_Contents">Specifies the language of the element's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spellcheck.asp" text:style-name="Internet_20_link" text:visited-style-name="Visited_20_Internet_20_Link">spellcheck</text:a></text:p>
          </table:table-cell>
          <table:table-cell table:style-name="Table1.A1" office:value-type="string">
            <text:p text:style-name="Table_20_Contents">Specifies whether the element is to have its spelling and grammar checked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style.asp" text:style-name="Internet_20_link" text:visited-style-name="Visited_20_Internet_20_Link">style</text:a></text:p>
          </table:table-cell>
          <table:table-cell table:style-name="Table1.A1" office:value-type="string">
            <text:p text:style-name="Table_20_Contents">Specifies an inline CSS style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tabindex.asp" text:style-name="Internet_20_link" text:visited-style-name="Visited_20_Internet_20_Link">tabindex</text:a></text:p>
          </table:table-cell>
          <table:table-cell table:style-name="Table1.A1" office:value-type="string">
            <text:p text:style-name="Table_20_Contents">Specifies the tabbing order of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title.asp" text:style-name="Internet_20_link" text:visited-style-name="Visited_20_Internet_20_Link">title</text:a></text:p>
          </table:table-cell>
          <table:table-cell table:style-name="Table1.A1" office:value-type="string">
            <text:p text:style-name="Table_20_Contents">Specifies extra information about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global_translate.asp" text:style-name="Internet_20_link" text:visited-style-name="Visited_20_Internet_20_Link">translate</text:a></text:p>
          </table:table-cell>
          <table:table-cell table:style-name="Table1.A1" office:value-type="string">
            <text:p text:style-name="Table_20_Contents">Specifies whether the content of an element should be translated or no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27:06.026000000</meta:creation-date>
    <dc:date>2020-08-09T23:27:36.368000000</dc:date>
    <meta:editing-duration>PT30S</meta:editing-duration>
    <meta:editing-cycles>1</meta:editing-cycles>
    <meta:document-statistic meta:table-count="1" meta:image-count="0" meta:object-count="0" meta:page-count="1" meta:paragraph-count="33" meta:word-count="172" meta:character-count="1028" meta:non-whitespace-character-count="889"/>
    <meta:generator>LibreOffice/6.4.4.2$Windows_X86_64 LibreOffice_project/3d775be2011f3886db32dfd395a6a6d1ca2630ff</meta:generator>
  </office:meta>
</office:document-meta>
</file>